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Liberation Serif" officeooo:rsid="001a1c90" officeooo:paragraph-rsid="001a1c90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erif" fo:font-weight="normal" officeooo:rsid="00218153" officeooo:paragraph-rsid="00218153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1f67c2" officeooo:paragraph-rsid="001f67c2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2b632d" officeooo:paragraph-rsid="00319576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32c68e" officeooo:paragraph-rsid="0032c68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33f08d" officeooo:paragraph-rsid="0033f08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15%" fo:text-align="end" style:justify-single-word="false"/>
      <style:text-properties style:font-name="Liberation Serif" fo:font-style="normal" fo:font-weight="bold" officeooo:rsid="004103cb" officeooo:paragraph-rsid="004103c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style:font-name="Liberation Serif" fo:font-style="normal" fo:font-weight="normal" officeooo:rsid="002b632d" officeooo:paragraph-rsid="00319576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style:font-name="Liberation Serif" officeooo:paragraph-rsid="001a1c90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style:font-name="Liberation Serif" officeooo:rsid="001a1c90" officeooo:paragraph-rsid="001a1c90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style:font-name="Liberation Serif" officeooo:rsid="001d0a6f" officeooo:paragraph-rsid="001d0a6f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style:font-name="Liberation Serif" fo:font-weight="normal" officeooo:rsid="001d1f4c" officeooo:paragraph-rsid="001d1f4c" style:font-weight-asian="normal" style:font-weight-complex="normal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style:font-name="Liberation Serif" fo:font-weight="normal" officeooo:rsid="00254453" officeooo:paragraph-rsid="00254453" style:font-weight-asian="normal" style:font-weight-complex="normal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style:font-name="Liberation Serif" fo:font-weight="normal" officeooo:rsid="0026398d" officeooo:paragraph-rsid="0026398d" style:font-weight-asian="normal" style:font-weight-complex="normal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style:font-name="Liberation Serif" fo:font-style="normal" fo:font-weight="normal" officeooo:rsid="001d1f4c" officeooo:paragraph-rsid="001d1f4c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style:font-name="Liberation Serif" fo:font-style="normal" fo:font-weight="normal" officeooo:rsid="001dbdd6" officeooo:paragraph-rsid="001dbdd6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style:font-name="Liberation Serif" fo:font-style="normal" fo:font-weight="normal" officeooo:rsid="001f67c2" officeooo:paragraph-rsid="001f67c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erif" fo:font-style="normal" fo:font-weight="normal" officeooo:rsid="002517fa" officeooo:paragraph-rsid="00218153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line-height="115%" fo:text-align="justify" style:justify-single-word="false"/>
      <style:text-properties style:font-name="Liberation Serif" fo:font-style="normal" fo:font-weight="normal" officeooo:rsid="0026398d" officeooo:paragraph-rsid="0026398d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paragraph-properties fo:line-height="115%" fo:text-align="justify" style:justify-single-word="false"/>
      <style:text-properties style:font-name="Liberation Serif" fo:font-style="normal" fo:font-weight="normal" officeooo:rsid="00271789" officeooo:paragraph-rsid="00271789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style:font-name="Liberation Serif" fo:font-style="normal" fo:font-weight="normal" officeooo:rsid="00319576" officeooo:paragraph-rsid="00319576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paragraph-properties fo:line-height="115%" fo:text-align="justify" style:justify-single-word="false"/>
      <style:text-properties style:font-name="Liberation Serif" fo:font-style="normal" fo:font-weight="normal" officeooo:rsid="0032c68e" officeooo:paragraph-rsid="0032c68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erif" fo:font-style="italic" fo:font-weight="normal" officeooo:rsid="00271789" officeooo:paragraph-rsid="00271789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bca8" style:font-weight-asian="bold" style:font-weight-complex="bold"/>
    </style:style>
    <style:style style:name="T3" style:family="text">
      <style:text-properties fo:font-weight="bold" officeooo:rsid="002ccc07" style:font-weight-asian="bold" style:font-weight-complex="bold"/>
    </style:style>
    <style:style style:name="T4" style:family="text">
      <style:text-properties fo:font-weight="bold" officeooo:rsid="0033f08d" style:font-weight-asian="bold" style:font-weight-complex="bold"/>
    </style:style>
    <style:style style:name="T5" style:family="text">
      <style:text-properties officeooo:rsid="001a1c9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a1c90" style:font-style-asian="italic" style:font-style-complex="italic"/>
    </style:style>
    <style:style style:name="T8" style:family="text">
      <style:text-properties fo:font-style="italic" officeooo:rsid="002dafb3" style:font-style-asian="italic" style:font-style-complex="italic"/>
    </style:style>
    <style:style style:name="T9" style:family="text">
      <style:text-properties fo:font-style="italic" officeooo:rsid="002517fa" style:font-style-asian="italic" style:font-style-complex="italic"/>
    </style:style>
    <style:style style:name="T10" style:family="text">
      <style:text-properties fo:font-style="italic" officeooo:rsid="001d0a6f" style:font-style-asian="italic" style:font-style-complex="italic"/>
    </style:style>
    <style:style style:name="T11" style:family="text">
      <style:text-properties fo:font-style="italic" officeooo:rsid="002ccc07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a1c90" style:font-style-asian="normal" style:font-style-complex="normal"/>
    </style:style>
    <style:style style:name="T15" style:family="text">
      <style:text-properties fo:font-style="normal" officeooo:rsid="001d0a6f" style:font-style-asian="normal" style:font-style-complex="normal"/>
    </style:style>
    <style:style style:name="T16" style:family="text">
      <style:text-properties fo:font-style="normal" officeooo:rsid="0022e91c" style:font-style-asian="normal" style:font-style-complex="normal"/>
    </style:style>
    <style:style style:name="T17" style:family="text">
      <style:text-properties fo:font-style="normal" officeooo:rsid="00242d1c" style:font-style-asian="normal" style:font-style-complex="normal"/>
    </style:style>
    <style:style style:name="T18" style:family="text">
      <style:text-properties fo:font-style="normal" officeooo:rsid="002517fa" style:font-style-asian="normal" style:font-style-complex="normal"/>
    </style:style>
    <style:style style:name="T19" style:family="text">
      <style:text-properties fo:font-style="normal" officeooo:rsid="00377f3a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20bca8"/>
    </style:style>
    <style:style style:name="T23" style:family="text">
      <style:text-properties officeooo:rsid="002ccc07"/>
    </style:style>
    <style:style style:name="T24" style:family="text">
      <style:text-properties officeooo:rsid="002dafb3"/>
    </style:style>
    <style:style style:name="T25" style:family="text">
      <style:text-properties officeooo:rsid="0033f0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Berikut tahapan lengkap mulai dari <text:span text:style-name="T6">clone </text:span>github sampai <text:span text:style-name="T9">merge</text:span>:</text:p>
      <text:p text:style-name="P1"/>
      <text:list xml:id="list2550704457" text:style-name="L1">
        <text:list-item>
          <text:p text:style-name="P9"><text:span text:style-name="T5">Membuka link github yang akan </text:span><text:span text:style-name="T7">di-fork</text:span><text:span text:style-name="T14"> lalu klik tombol </text:span><text:span text:style-name="T7">fork</text:span><text:span text:style-name="T14"> di pojok kanan atas, </text:span><text:span text:style-name="T15">kemudian copy link </text:span><text:span text:style-name="T10">clone</text:span><text:span text:style-name="T15">-nya</text:span></text:p>
        </text:list-item>
        <text:list-item>
          <text:p text:style-name="P10"><text:span text:style-name="T13">Membuat dan masuk ke folder “git” di terminal bila belum ada, caranya dengan mengetik perintah </text:span><text:span text:style-name="T20">mkdir git &amp;&amp; cd git</text:span></text:p>
        </text:list-item>
        <text:list-item>
          <text:p text:style-name="P10"><text:span text:style-name="T21">Jika sudah punya, tinggal mengetik </text:span><text:span text:style-name="T20">cd git</text:span></text:p>
        </text:list-item>
        <text:list-item>
          <text:p text:style-name="P11"><text:span text:style-name="T12">Clone </text:span><text:span text:style-name="T21">github, ketik perintah </text:span><text:span text:style-name="T20">git clone (masukkan link github)</text:span></text:p>
        </text:list-item>
        <text:list-item>
          <text:p text:style-name="P12"><text:span text:style-name="T13">Masuk ke folder github yang sudah di-</text:span><text:span text:style-name="T6">clone</text:span><text:span text:style-name="T13">, contoh dalam hal ini kita meng-</text:span><text:span text:style-name="T6">clone </text:span><text:span text:style-name="T19">fork </text:span><text:span text:style-name="T13">“repo-belajar” maka ketik perintah </text:span><text:span text:style-name="T20">cd repo-belajar</text:span></text:p>
        </text:list-item>
        <text:list-item>
          <text:p text:style-name="P15">Sudah masuk ke folder “repo-belajar”, tambahkan file yang dibutuhkan</text:p>
        </text:list-item>
        <text:list-item>
          <text:p text:style-name="P12"><text:span text:style-name="T13">Tambahkan ke repo lokal dengan perintah </text:span><text:span text:style-name="T20">git add (nama file) </text:span><text:span text:style-name="T6">*bisa dengan menekan tombol “tab” untuk mengetahui file-file yang belum di-add</text:span></text:p>
        </text:list-item>
        <text:list-item>
          <text:p text:style-name="P16"><text:span text:style-name="T6">Commit </text:span>dan beri keterangan file yang ditambahkan dengan perintah <text:span text:style-name="T1">git commit -m “keterangan”</text:span></text:p>
        </text:list-item>
        <text:list-item>
          <text:p text:style-name="P17"><text:span text:style-name="T6">Push </text:span>ke <text:span text:style-name="T22">repo online milik kita dengan perintah </text:span><text:span text:style-name="T2">git push origin master</text:span></text:p>
        </text:list-item>
      </text:list>
      <text:p text:style-name="P3"/>
      <text:p text:style-name="P2"><text:span text:style-name="T13"><text:tab/>Sudah sampai di sini, </text:span><text:span text:style-name="T16">kita baru menambahkan file ke repo pribadi kita di akun github kita, tapi kita belum </text:span><text:span text:style-name="T17">menggabungkan file tambahan kita ke </text:span><text:span text:style-name="T18">repo pusat. Berikut cara menggabungkannya:</text:span></text:p>
      <text:p text:style-name="P18"/>
      <text:list xml:id="list2477825322" text:style-name="L2">
        <text:list-item>
          <text:p text:style-name="P13"><text:span text:style-name="T18">M</text:span><text:span text:style-name="T13">asuk ke akun github kita lalu masuk ke folder repo-belajar di akun kita</text:span></text:p>
        </text:list-item>
        <text:list-item>
          <text:p text:style-name="P13"><text:span text:style-name="T13">Temukan tombol </text:span><text:span text:style-name="T6">pull request</text:span><text:span text:style-name="T13">, lalu di-klik</text:span></text:p>
        </text:list-item>
        <text:list-item>
          <text:p text:style-name="P14"><text:span text:style-name="T13">Di bagian </text:span><text:span text:style-name="T6">base fork </text:span><text:span text:style-name="T13">kita pilih basis repositori yang akan di-merge, lalu di sebelahnya ada </text:span><text:span text:style-name="T6">base </text:span><text:span text:style-name="T13">kita pilih </text:span><text:span text:style-name="T6">master</text:span></text:p>
        </text:list-item>
        <text:list-item>
          <text:p text:style-name="P19">Di sebelahnya terdapat <text:span text:style-name="T6">head fork </text:span>maka kita pilih basis repositori yang akan kita merge ke basis repositori di poin 3, dan di sebelahnya ada <text:span text:style-name="T6">compare</text:span> kita pilih <text:span text:style-name="T6">master</text:span></text:p>
        </text:list-item>
        <text:list-item>
          <text:p text:style-name="P20">Klik C<text:span text:style-name="T6">reate pull request</text:span></text:p>
        </text:list-item>
        <text:list-item>
          <text:p text:style-name="P20">Beri judul mengenai apa saja yang akan kita minta untuk di-<text:span text:style-name="T6">merge</text:span>, lalu beri keterangan lebih lanjut di kolom bawahnya</text:p>
        </text:list-item>
        <text:list-item>
          <text:p text:style-name="P20">Klik <text:span text:style-name="T6">Create pull request</text:span></text:p>
        </text:list-item>
      </text:list>
      <text:p text:style-name="P23"/>
      <text:p text:style-name="P4"/>
      <text:p text:style-name="P8"><text:tab/><text:span text:style-name="T1">Keterangan tambahan:</text:span> <text:span text:style-name="T23">Sebelum melakukan perintah </text:span><text:span text:style-name="T3">git add</text:span><text:span text:style-name="T23">, ada baiknya kita me-</text:span><text:span text:style-name="T11">remote </text:span><text:span text:style-name="T23">repositori pusat dan melakukan penyetaraan repositori. Hal ini dilakukan untuk menghindari terjadinya </text:span><text:span text:style-name="T8">conflict, </text:span><text:span text:style-name="T24">yaitu benturan antara satu repositori dengan repositori yang melakukan perubahan secara bersamaan. Caranya adalah:</text:span></text:p>
      <text:p text:style-name="P4"/>
      <text:list xml:id="list2189819150" text:style-name="L3">
        <text:list-item>
          <text:p text:style-name="P21">Pada kali pertama, tambahkan dulu repositori pusat yang akan di-<text:span text:style-name="T6">remote</text:span>, caranya ketik perintah <text:span text:style-name="T1">git remote add (ketik nama repo dan link repo)</text:span></text:p>
        </text:list-item>
        <text:list-item>
          <text:p text:style-name="P22">Kemudian untuk melakukan penyetaraan repositori, ketik perintah <text:span text:style-name="T1">git pull (ketik nama repo) master</text:span>, <text:span text:style-name="T25">contoh </text:span><text:span text:style-name="T4">git pull rania master</text:span></text:p>
        </text:list-item>
      </text:list>
      <text:p text:style-name="P5"/>
      <text:p text:style-name="P6"><text:tab/>Untuk selanjutnya, cukup mengetik perintah <text:span text:style-name="T1">git pull (nama repo) master</text:span> untuk melakukan penyetaraan repositori.</text:p>
      <text:p text:style-name="P6"/>
      <text:p text:style-name="P7">- AhfieRo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27:24.982173130</meta:creation-date>
    <dc:date>2019-01-01T21:17:00.258935154</dc:date>
    <meta:editing-duration>PT31M48S</meta:editing-duration>
    <meta:editing-cycles>40</meta:editing-cycles>
    <meta:generator>LibreOffice/6.1.3.2$Linux_X86_64 LibreOffice_project/86daf60bf00efa86ad547e59e09d6bb77c699acb</meta:generator>
    <meta:document-statistic meta:table-count="0" meta:image-count="0" meta:object-count="0" meta:page-count="1" meta:paragraph-count="23" meta:word-count="372" meta:character-count="2368" meta:non-whitespace-character-count="2033"/>
  </office:meta>
</office:document-meta>
</file>